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 office:value-type="string">
            <text:p>We're currently in the middle o' shiftin' this
pile of rubble. Stand well back, kids!</text:p>
          </table:table-cell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